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asicParserConfiguration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setProperty( String propertyId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ParserConfiguration.BasicPars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setEntityResolver( XML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checkFeature( String feature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ParserConfiguration.setDocumentHandler( XMLDocumentHandler docum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icParserConfiguration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icParserConfiguration.checkProperty( String property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ParserConfiguration.setDTDContentModelHandler( XMLDTDContentMode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BasicParserConfiguration( SymbolTable symbolTable , XMLComponentManager parentSettin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asicParserConfiguration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addComponent( XMLComponent compon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asicParserConfiguration.BasicParser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setDTDHandler( XML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setFeature( String featureId , boolean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icParserConfiguration.getDTDContentMode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ParserConfiguration.setErrorHandler( XML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